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PONTOS</text:p>
          </table:table-cell>
          <table:table-cell office:value-type="string" calcext:value-type="string">
            <text:p>z0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z1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n</text:p>
          </table:table-cell>
          <table:table-cell table:style-name="Default" office:value-type="string" calcext:value-type="string">
            <text:p>an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57343" calcext:value-type="float">
            <text:p>57343</text:p>
          </table:table-cell>
          <table:table-cell office:value-type="float" office:value="7.12676525" calcext:value-type="float">
            <text:p>7,12676525</text:p>
          </table:table-cell>
          <table:table-cell office:value-type="float" office:value="5.0170002" calcext:value-type="float">
            <text:p>5,0170002</text:p>
          </table:table-cell>
          <table:table-cell office:value-type="float" office:value="20000000" calcext:value-type="float">
            <text:p>200000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98863" calcext:value-type="float">
            <text:p>98863</text:p>
          </table:table-cell>
          <table:table-cell office:value-type="float" office:value="7.01785564" calcext:value-type="float">
            <text:p>7,01785564</text:p>
          </table:table-cell>
          <table:table-cell office:value-type="float" office:value="5.00079775" calcext:value-type="float">
            <text:p>5,00079775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2543" calcext:value-type="float">
            <text:p>2543</text:p>
          </table:table-cell>
          <table:table-cell office:value-type="float" office:value="7.00737095" calcext:value-type="float">
            <text:p>7,00737095</text:p>
          </table:table-cell>
          <table:table-cell office:value-type="float" office:value="4.99922752" calcext:value-type="float">
            <text:p>4,99922752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98" calcext:value-type="float">
            <text:p>198</text:p>
          </table:table-cell>
          <table:table-cell office:value-type="float" office:value="7.00600958" calcext:value-type="float">
            <text:p>7,00600958</text:p>
          </table:table-cell>
          <table:table-cell office:value-type="float" office:value="4.99902391" calcext:value-type="float">
            <text:p>4,99902391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table:number-columns-repeated="7"/>
          <table:table-cell office:value-type="float" office:value="1541" calcext:value-type="float">
            <text:p>1541</text:p>
          </table:table-cell>
          <table:table-cell office:value-type="float" office:value="7.00392866" calcext:value-type="float">
            <text:p>7,00392866</text:p>
          </table:table-cell>
          <table:table-cell office:value-type="float" office:value="4.99871159" calcext:value-type="float">
            <text:p>4,99871159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09" calcext:value-type="float">
            <text:p>209</text:p>
          </table:table-cell>
          <table:table-cell office:value-type="float" office:value="7.00644112" calcext:value-type="float">
            <text:p>7,00644112</text:p>
          </table:table-cell>
          <table:table-cell office:value-type="float" office:value="4.99908781" calcext:value-type="float">
            <text:p>4,99908781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table:number-columns-repeated="7"/>
          <table:table-cell office:value-type="float" office:value="1535" calcext:value-type="float">
            <text:p>1535</text:p>
          </table:table-cell>
          <table:table-cell office:value-type="float" office:value="7.00852489" calcext:value-type="float">
            <text:p>7,00852489</text:p>
          </table:table-cell>
          <table:table-cell office:value-type="float" office:value="4.99940014" calcext:value-type="float">
            <text:p>4,99940014</text:p>
          </table:table-cell>
          <table:table-cell office:value-type="float" office:value="400000" calcext:value-type="float">
            <text:p>4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00:11:17.200760156</meta:creation-date>
    <dc:date>2018-01-25T00:42:15.712201433</dc:date>
    <meta:editing-duration>PT1S</meta:editing-duration>
    <meta:editing-cycles>1</meta:editing-cycles>
    <meta:document-statistic meta:table-count="1" meta:cell-count="52" meta:object-count="0"/>
    <meta:generator>LibreOffice/5.1.6.2$Linux_X86_64 LibreOffice_project/10m0$Build-2</meta:generator>
  </office:meta>
</office:document-meta>
</file>